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alatino Linotype" svg:font-family="'Palatino Linotype'" style:font-family-generic="roman"/>
    <style:font-face style:name="Lucida Sans1" svg:font-family="'Lucida Sans'" style:font-family-generic="swiss"/>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251cm" table:align="left"/>
    </style:style>
    <style:style style:name="Table1.A" style:family="table-column">
      <style:table-column-properties style:column-width="1.247cm"/>
    </style:style>
    <style:style style:name="Table1.B" style:family="table-column">
      <style:table-column-properties style:column-width="6.239cm"/>
    </style:style>
    <style:style style:name="Table1.C" style:family="table-column">
      <style:table-column-properties style:column-width="9.765cm"/>
    </style:style>
    <style:style style:name="Table1.A1" style:family="table-cell">
      <style:table-cell-properties style:vertical-align="middle" fo:padding="0.049cm" fo:border="none"/>
    </style:style>
    <style:style style:name="Table2" style:family="table">
      <style:table-properties style:width="12.748cm" table:align="left"/>
    </style:style>
    <style:style style:name="Table2.A" style:family="table-column">
      <style:table-column-properties style:column-width="4.738cm"/>
    </style:style>
    <style:style style:name="Table2.B" style:family="table-column">
      <style:table-column-properties style:column-width="8.01cm"/>
    </style:style>
    <style:style style:name="Table2.A1" style:family="table-cell">
      <style:table-cell-properties style:vertical-align="middle" fo:padding="0.049cm" fo:border="none"/>
    </style:style>
    <style:style style:name="Table3" style:family="table">
      <style:table-properties style:width="17.59cm" table:align="left"/>
    </style:style>
    <style:style style:name="Table3.A" style:family="table-column">
      <style:table-column-properties style:column-width="4.203cm"/>
    </style:style>
    <style:style style:name="Table3.B" style:family="table-column">
      <style:table-column-properties style:column-width="6.126cm"/>
    </style:style>
    <style:style style:name="Table3.C" style:family="table-column">
      <style:table-column-properties style:column-width="7.26cm"/>
    </style:style>
    <style:style style:name="Table3.A1" style:family="table-cell">
      <style:table-cell-properties style:vertical-align="middle" fo:padding="0.049cm" fo:border="none"/>
    </style:style>
    <style:style style:name="Table4" style:family="table">
      <style:table-properties style:width="17.59cm" table:align="left"/>
    </style:style>
    <style:style style:name="Table4.A" style:family="table-column">
      <style:table-column-properties style:column-width="3.537cm"/>
    </style:style>
    <style:style style:name="Table4.B" style:family="table-column">
      <style:table-column-properties style:column-width="5.604cm"/>
    </style:style>
    <style:style style:name="Table4.C" style:family="table-column">
      <style:table-column-properties style:column-width="8.449cm"/>
    </style:style>
    <style:style style:name="Table4.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8"/>
    <style:style style:name="P32" style:family="paragraph" style:parent-style-name="Text_20_body" style:list-style-name="L39"/>
    <style:style style:name="P33" style:family="paragraph" style:parent-style-name="Text_20_body" style:list-style-name="L40"/>
    <style:style style:name="P34" style:family="paragraph" style:parent-style-name="Text_20_body" style:list-style-name="L41"/>
    <style:style style:name="P35" style:family="paragraph" style:parent-style-name="Text_20_body" style:list-style-name="L42"/>
    <style:style style:name="P36" style:family="paragraph" style:parent-style-name="Text_20_body" style:list-style-name="L43"/>
    <style:style style:name="P37" style:family="paragraph" style:parent-style-name="Text_20_body">
      <style:text-properties style:text-underline-style="solid" style:text-underline-width="auto" style:text-underline-color="font-color" fo:font-weight="bold" style:font-weight-asian="bold" style:font-weight-complex="bold"/>
    </style:style>
    <style:style style:name="P38" style:family="paragraph" style:parent-style-name="Text_20_body" style:list-style-name="L44"/>
    <style:style style:name="P39" style:family="paragraph" style:parent-style-name="Text_20_body" style:list-style-name="L45"/>
    <style:style style:name="P40" style:family="paragraph" style:parent-style-name="Text_20_body" style:list-style-name="L46"/>
    <style:style style:name="P41" style:family="paragraph" style:parent-style-name="Text_20_body" style:list-style-name="L47"/>
    <style:style style:name="P42" style:family="paragraph" style:parent-style-name="Text_20_body" style:list-style-name="L48"/>
    <style:style style:name="P43" style:family="paragraph" style:parent-style-name="Text_20_body" style:list-style-name="L49"/>
    <style:style style:name="P44" style:family="paragraph" style:parent-style-name="Text_20_body" style:list-style-name="L50"/>
    <style:style style:name="P45" style:family="paragraph" style:parent-style-name="Table_20_Heading">
      <style:paragraph-properties fo:text-align="start" style:justify-single-word="false"/>
    </style:style>
    <style:style style:name="P46" style:family="paragraph" style:parent-style-name="Heading_20_3">
      <style:text-properties style:text-underline-style="solid"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span text:style-name="T2">The Answer to What the F**k Is Going On</text:span></text:h>
      <text:p text:style-name="Text_20_body"><text:span text:style-name="T2"/></text:p>
      <text:p text:style-name="P37">Introduction</text:p>
      <text:p text:style-name="Text_20_body"/>
      <text:p text:style-name="Text_20_body">There is a fundamental contradiction in MAGA's Vision for the World, and it revolves around who will be the elite, and who are destined to get left behind. <text:s/>The MAGA-oligarchs are temporary allies, because they own the AI-card that will control all the data and thus all the people. <text:s/>Meanwhile, centrist Republicans and MAGA-theists are being carried along by a circus of policy-distractions that hide Project 2024 and neo-fascist objectives. <text:s/>Government self-destruction serves most of thier interests in the short-term, but power politics always become viscious, and with the US debt-bomb now exploding, redefining the global economic system, it has never been more important to understand what the f**k is going on – and do you really think you understand...? </text:p>
      <text:p text:style-name="Text_20_body"/>
      <text:p text:style-name="Text_20_body">MAGA understants that unregulated Capitalism tends toward autocracy, and they have already proven they can undermine Democracy by creating a post-truth World. <text:s/>Public opinion is now owned by Governments, shadow-Governments, elite-Capitalists and their social media influencers. <text:s/>Nuanced rationale, like this essay, has been rendered invisible among soundbyte echoe-chambers, monetized to encourage the increasinly poor and disinfranchized public to defend their new masters – masters that would have disgusted previous generations, Democrat and Republican. <text:s/>Masters with easy messages, encouraging them to hate imagined enemies who are pushing them into their silos of despair. </text:p>
      <text:p text:style-name="Text_20_body"/>
      <text:p text:style-name="Text_20_body">Democracy always dies while people watch in ignorance. <text:s/>This essay is an attempt to remove some of the ignorance, by looking through MAGA's eyes. <text:s/></text:p>
      <text:p text:style-name="Text_20_body"/>
      <text:p text:style-name="P37">MAGA's Worldview</text:p>
      <text:p text:style-name="P37"/>
      <text:p text:style-name="Text_20_body"><text:span text:style-name="Strong_20_Emphasis">MAGA's political themes describe a populist/nationalist ideology, not just Project 2025, so <text:s/>their message spins about sovereignty, economic fairness, cultural preservation, and a profound distrust of previous elite institutions – except the tech-bro elite, for now. </text:span></text:p>
      <text:p text:style-name="Text_20_body"><text:s/></text:p>
      <table:table table:name="Table2" table:style-name="Table2">
        <table:table-column table:style-name="Table2.A"/>
        <table:table-column table:style-name="Table2.B"/>
        <table:table-header-rows>
          <table:table-row>
            <table:table-cell table:style-name="Table2.A1" office:value-type="string">
              <text:p text:style-name="P45"><text:span text:style-name="Strong_20_Emphasis">Political Theme</text:span></text:p>
            </table:table-cell>
            <table:table-cell table:style-name="Table2.A1" office:value-type="string">
              <text:p text:style-name="P45"><text:span text:style-name="Strong_20_Emphasis">Message Spin</text:span></text:p>
            </table:table-cell>
          </table:table-row>
        </table:table-header-rows>
        <table:table-row>
          <table:table-cell table:style-name="Table2.A1" office:value-type="string">
            <text:p text:style-name="Table_20_Contents">Nationalism</text:p>
          </table:table-cell>
          <table:table-cell table:style-name="Table2.A1" office:value-type="string">
            <text:p text:style-name="Table_20_Contents">Put America/Trump first, control allies</text:p>
          </table:table-cell>
        </table:table-row>
        <table:table-row>
          <table:table-cell table:style-name="Table2.A1" office:value-type="string">
            <text:p text:style-name="Table_20_Contents">Populism</text:p>
          </table:table-cell>
          <table:table-cell table:style-name="Table2.A1" office:value-type="string">
            <text:p text:style-name="Table_20_Contents">Previous elites are out of touch, corrupt</text:p>
          </table:table-cell>
        </table:table-row>
        <text:soft-page-break/>
        <table:table-row>
          <table:table-cell table:style-name="Table2.A1" office:value-type="string">
            <text:p text:style-name="Table_20_Contents">Distrust Institutions</text:p>
          </table:table-cell>
          <table:table-cell table:style-name="Table2.A1" office:value-type="string">
            <text:p text:style-name="Table_20_Contents">Diminish Media, courts, legacy intel</text:p>
          </table:table-cell>
        </table:table-row>
        <table:table-row>
          <table:table-cell table:style-name="Table2.A1" office:value-type="string">
            <text:p text:style-name="Table_20_Contents">Cultural Conservatism</text:p>
          </table:table-cell>
          <table:table-cell table:style-name="Table2.A1" office:value-type="string">
            <text:p text:style-name="Table_20_Contents">Enforce traditional American identity</text:p>
          </table:table-cell>
        </table:table-row>
        <table:table-row>
          <table:table-cell table:style-name="Table2.A1" office:value-type="string">
            <text:p text:style-name="Table_20_Contents">Protectionism</text:p>
          </table:table-cell>
          <table:table-cell table:style-name="Table2.A1" office:value-type="string">
            <text:p text:style-name="Table_20_Contents">Repatriate industry, prevent outsourcing</text:p>
          </table:table-cell>
        </table:table-row>
        <table:table-row>
          <table:table-cell table:style-name="Table2.A1" office:value-type="string">
            <text:p text:style-name="Table_20_Contents">Anti-Globalism</text:p>
          </table:table-cell>
          <table:table-cell table:style-name="Table2.A1" office:value-type="string">
            <text:p text:style-name="Table_20_Contents">Break China, let Petro$ &amp; Russia fade</text:p>
          </table:table-cell>
        </table:table-row>
      </table:table>
      <text:p text:style-name="Text_20_body"><text:span text:style-name="Strong_20_Emphasis"/></text:p>
      <text:p text:style-name="Text_20_body"><text:span text:style-name="Strong_20_Emphasis"><text:span text:style-name="T3">Unfortunately for MAGA, these political themes increasingly diverge from the worldview of their technocrat and oligarch allies. <text:s/>Eventually, their interests will become mutually exclusive, because only one worldview can prevail. <text:s/></text:span></text:span></text:p>
      <text:h text:style-name="Heading_20_3" text:outline-level="3">1. <text:span text:style-name="Strong_20_Emphasis">Nationalism vs. Globalism</text:span></text:h>
      <text:list xml:id="list4645862009285991446" text:style-name="L38">
        <text:list-item>
          <text:p text:style-name="P31"><text:span text:style-name="Strong_20_Emphasis">MAGA:</text:span></text:p>
          <text:list>
            <text:list-item>
              <text:p text:style-name="P31"><text:span text:style-name="Strong_20_Emphasis">Emphasis on Nationalism</text:span>: MAGA promotes "America First," promoting national sovereignty and prioritizing the interests of the U.S. over international cooperation or global governance.</text:p>
            </text:list-item>
            <text:list-item>
              <text:p text:style-name="P31"><text:span text:style-name="Strong_20_Emphasis">Suspicion of Globalism</text:span>: MAGA demotes global institutions (e.g., the UN, WHO) and international trade agreements, because they restrain US interests.</text:p>
            </text:list-item>
            <text:list-item>
              <text:p text:style-name="P31"><text:span text:style-name="Strong_20_Emphasis">Skepticism toward Global Elites</text:span>: MAGA criticizes international elites, including “globalist” networks that they perceive as controlling the economic and political systems to the detriment of the average citizen.</text:p>
            </text:list-item>
          </text:list>
        </text:list-item>
        <text:list-item>
          <text:p text:style-name="P31"><text:span text:style-name="Strong_20_Emphasis">Technocrats/Oligarchs:</text:span></text:p>
          <text:list>
            <text:list-item>
              <text:p text:style-name="P31"><text:span text:style-name="Strong_20_Emphasis">Interconnected Globalism</text:span>: Technocrats and oligarchs promote a connected, interdependent system. They support multinational organizations and the free flow of goods, people, and ideas across borders.</text:p>
            </text:list-item>
            <text:list-item>
              <text:p text:style-name="P31"><text:span text:style-name="Strong_20_Emphasis">Support for Global Governance</text:span>: Technocrats believe global problems (climate change, inequality, pandemics) require cooperation beyond national borders, so international institutions and regulations are necessary.</text:p>
            </text:list-item>
            <text:list-item>
              <text:p text:style-name="P31"><text:span text:style-name="Strong_20_Emphasis">Elitist Worldview</text:span>: Technocrats are the global elite who should guide society’s progress. Borders are temporary constructs and international solutions will displace national sovereignty.</text:p>
            </text:list-item>
          </text:list>
        </text:list-item>
      </text:list>
      <text:h text:style-name="Heading_20_3" text:outline-level="3">2. <text:span text:style-name="Strong_20_Emphasis">Protectionism vs. Market Control</text:span></text:h>
      <text:list xml:id="list8281217552506054105" text:style-name="L39">
        <text:list-item>
          <text:p text:style-name="P32"><text:span text:style-name="Strong_20_Emphasis">MAGA:</text:span></text:p>
          <text:list>
            <text:list-item>
              <text:p text:style-name="P32"><text:span text:style-name="Strong_20_Emphasis">Nationalist Protectionism</text:span>: MAGA forcefully repatriates U.S. Industries via tariffs, immigration control and US-manufacturer subsidies. They aim to rebuild/protect American jobs, mainly in manufacturing and energy.</text:p>
            </text:list-item>
            <text:list-item>
              <text:p text:style-name="P32"><text:soft-page-break/><text:span text:style-name="Strong_20_Emphasis">Populist Agenda</text:span>: MAGA's marketing spin is power to the people by championing the working class, yet they criticize free-market policies and favor multinational corporations/elites at the expense of everyday Americans.</text:p>
            </text:list-item>
          </text:list>
        </text:list-item>
        <text:list-item>
          <text:p text:style-name="P32"><text:span text:style-name="Strong_20_Emphasis">Technocrats/Oligarchs:</text:span></text:p>
          <text:list>
            <text:list-item>
              <text:p text:style-name="P32"><text:span text:style-name="Strong_20_Emphasis">Global Market Control</text:span>: Publicly, Technocrat oligarchs believe in free markets, regulated by Technocrats to manage risk and stability. <text:s/>Privately, oligarchs manipulate stocks, trading and economic imbalances. <text:s/>They align with multinational corporations that need to operate globally, so they promote open markets and deregulation while demoting protectionism.</text:p>
            </text:list-item>
            <text:list-item>
              <text:p text:style-name="P32"><text:span text:style-name="Strong_20_Emphasis">Managed Capitalism</text:span>: Rather than protecting industries or jobs, technocrats prefer to use technology, data, and imbalanced trade-policy that will bring the markets to them. <text:s/>This will include automation (more thinking jobs, less doing jobs), AI, and digital infrastructure that typically benefits large corporations at the expense of lesser individuals. </text:p>
            </text:list-item>
          </text:list>
        </text:list-item>
      </text:list>
      <text:h text:style-name="Heading_20_3" text:outline-level="3">3. <text:span text:style-name="Strong_20_Emphasis">Traditionalist vs. Progressive</text:span></text:h>
      <text:list xml:id="list9016445203181544732" text:style-name="L40">
        <text:list-item>
          <text:p text:style-name="P33"><text:span text:style-name="Strong_20_Emphasis">MAGA:</text:span></text:p>
          <text:list>
            <text:list-item>
              <text:p text:style-name="P33"><text:span text:style-name="Strong_20_Emphasis">Cultural Conservatism</text:span>: MAGA often emphasizes traditional values related to religion, family, and community. They oppose progressive cultural movements such as critical race theory (CRT) and identity politics, arguing that these are divisive and contrary to American values.</text:p>
            </text:list-item>
            <text:list-item>
              <text:p text:style-name="P33"><text:span text:style-name="Strong_20_Emphasis">Populist Resistance to Change</text:span>: MAGA tends to resist cultural changes that challenge the status quo or that come from outside the traditional political or religious establishment.</text:p>
            </text:list-item>
          </text:list>
        </text:list-item>
        <text:list-item>
          <text:p text:style-name="P33"><text:span text:style-name="Strong_20_Emphasis">Technocrats/Oligarchs:</text:span></text:p>
          <text:list>
            <text:list-item>
              <text:p text:style-name="P33"><text:span text:style-name="Strong_20_Emphasis">Progressive Innovation</text:span>: Technocrat oligarchs generally support progressive cultural movements, seeing them as drivers of social progress. They often promote policies that advocate for social justice, diversity, and equality.</text:p>
            </text:list-item>
            <text:list-item>
              <text:p text:style-name="P33"><text:span text:style-name="Strong_20_Emphasis">Technological and Social Change</text:span>: For technocrats, progress is synonymous with innovation, including advancements in technology, science, and social norms. They often embrace the idea of <text:span text:style-name="Strong_20_Emphasis">disruptive technologies</text:span> (AI, biotechnology, etc.) as a means to improve the human condition.</text:p>
            </text:list-item>
          </text:list>
        </text:list-item>
      </text:list>
      <text:h text:style-name="Heading_20_3" text:outline-level="3">4. <text:span text:style-name="Strong_20_Emphasis">Distrust of Institutions: Populism vs. Technocratic Governance</text:span></text:h>
      <text:list xml:id="list2124040416174444517" text:style-name="L41">
        <text:list-item>
          <text:p text:style-name="P34"><text:span text:style-name="Strong_20_Emphasis">MAGA:</text:span></text:p>
          <text:list>
            <text:list-item>
              <text:p text:style-name="P34"><text:span text:style-name="Strong_20_Emphasis">Distrust of Institutions</text:span>: MAGA holds a deep distrust of mainstream media, the political establishment, and bureaucratic institutions. This includes skepticism <text:soft-page-break/>toward elites in Silicon Valley, the intelligence community, and the media. MAGA advocates for returning power to “the people” and reducing the influence of technocratic elites.</text:p>
            </text:list-item>
            <text:list-item>
              <text:p text:style-name="P34"><text:span text:style-name="Strong_20_Emphasis">Anti-Elite Sentiment</text:span>: MAGA is often framed as a rebellion against the “deep state” and the establishment, with the belief that elites are out of touch with the struggles of ordinary Americans.</text:p>
            </text:list-item>
          </text:list>
        </text:list-item>
        <text:list-item>
          <text:p text:style-name="P34"><text:span text:style-name="Strong_20_Emphasis">Technocrats/Oligarchs:</text:span></text:p>
          <text:list>
            <text:list-item>
              <text:p text:style-name="P34"><text:span text:style-name="Strong_20_Emphasis">Technocratic Governance</text:span>: Technocrats see themselves as the rightful experts to manage society through data-driven decision-making. They believe in the necessity of centralized, expert-led governance to solve complex issues, especially in economics, healthcare, and technology.</text:p>
            </text:list-item>
            <text:list-item>
              <text:p text:style-name="P34"><text:span text:style-name="Strong_20_Emphasis">Meritocracy Over Democracy</text:span>: Technocrats often advocate for a <text:span text:style-name="Strong_20_Emphasis">meritocratic system</text:span> where the most educated and skilled individuals, rather than elected politicians, make decisions about the direction of society.</text:p>
            </text:list-item>
          </text:list>
        </text:list-item>
      </text:list>
      <text:h text:style-name="Heading_20_3" text:outline-level="3">5. <text:span text:style-name="Strong_20_Emphasis">Power Structure: Grassroots vs. Elite Control</text:span></text:h>
      <text:list xml:id="list8567989884211983798" text:style-name="L42">
        <text:list-item>
          <text:p text:style-name="P35"><text:span text:style-name="Strong_20_Emphasis">MAGA:</text:span></text:p>
          <text:list>
            <text:list-item>
              <text:p text:style-name="P35"><text:span text:style-name="Strong_20_Emphasis">Populist Democracy</text:span>: MAGA emphasizes the importance of grassroots movements and local power. The movement promotes the idea of "draining the swamp" and shifting power from Washington elites to the American public.</text:p>
            </text:list-item>
            <text:list-item>
              <text:p text:style-name="P35"><text:span text:style-name="Strong_20_Emphasis">Skepticism toward Technocrats</text:span>: MAGA sees technocratic governance as an elitist system that often works for the benefit of a small group rather than the wider population.</text:p>
            </text:list-item>
          </text:list>
        </text:list-item>
        <text:list-item>
          <text:p text:style-name="P35"><text:span text:style-name="Strong_20_Emphasis">Technocrats/Oligarchs:</text:span></text:p>
          <text:list>
            <text:list-item>
              <text:p text:style-name="P35"><text:span text:style-name="Strong_20_Emphasis">Centralized Elite Control</text:span>: Technocrats believe in a top-down structure of governance where technocratic elites—through their expertise and control over technology—shape policy to manage the complexities of modern society. This often includes leveraging technology (AI, surveillance) to optimize society.</text:p>
            </text:list-item>
            <text:list-item>
              <text:p text:style-name="P35"><text:span text:style-name="Strong_20_Emphasis">Technological Monopoly</text:span>: Many technocrat oligarchs believe that those who control technological resources (e.g., big tech companies, digital infrastructure) should play a central role in governance.</text:p>
            </text:list-item>
          </text:list>
        </text:list-item>
      </text:list>
      <text:h text:style-name="Heading_20_3" text:outline-level="3">6. <text:span text:style-name="Strong_20_Emphasis">Technological Governance: Distrust vs. Embrace</text:span></text:h>
      <text:list xml:id="list1709496705042295001" text:style-name="L43">
        <text:list-item>
          <text:p text:style-name="P36"><text:span text:style-name="Strong_20_Emphasis">MAGA:</text:span></text:p>
          <text:list>
            <text:list-item>
              <text:p text:style-name="P36"><text:span text:style-name="Strong_20_Emphasis">Skepticism of Technological Control</text:span>: While MAGA doesn’t oppose technology per se, there is widespread concern over the <text:span text:style-name="Strong_20_Emphasis">power of big tech</text:span> (e.g., Facebook, Google, Twitter) and how it affects free speech and democracy. The movement <text:soft-page-break/>often emphasizes the need for regulations to prevent monopolistic control over digital spaces and protect individual freedoms.</text:p>
            </text:list-item>
            <text:list-item>
              <text:p text:style-name="P36"><text:span text:style-name="Strong_20_Emphasis">Privacy Concerns</text:span>: MAGA is also wary of surveillance technologies and the idea of a technocratic elite controlling personal data.</text:p>
            </text:list-item>
          </text:list>
        </text:list-item>
        <text:list-item>
          <text:p text:style-name="P36"><text:span text:style-name="Strong_20_Emphasis">Technocrats/Oligarchs:</text:span></text:p>
          <text:list>
            <text:list-item>
              <text:p text:style-name="P36"><text:span text:style-name="Strong_20_Emphasis">Embrace of Technology</text:span>: Technocrat oligarchs see technological innovation as a vital tool for managing the future of humanity. They are more likely to support the use of AI, surveillance, and data-driven governance to enhance societal efficiency.</text:p>
            </text:list-item>
            <text:list-item>
              <text:p text:style-name="P36"><text:span text:style-name="Strong_20_Emphasis">Optimizing Through Technology</text:span>: The belief is that technology can be used to solve the world’s most pressing issues, such as climate change, poverty, and inequality, by enhancing efficiency and resource allocation.</text:p>
            </text:list-item>
          </text:list>
        </text:list-item>
      </text:list>
      <text:h text:style-name="P46" text:outline-level="3">Summary: MAGA vs Technocrats/Oligarch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45"><text:span text:style-name="Strong_20_Emphasis">Worldview</text:span></text:p>
            </table:table-cell>
            <table:table-cell table:style-name="Table3.A1" office:value-type="string">
              <text:p text:style-name="P45"><text:span text:style-name="Strong_20_Emphasis">MAGA</text:span></text:p>
            </table:table-cell>
            <table:table-cell table:style-name="Table3.A1" office:value-type="string">
              <text:p text:style-name="P45"><text:span text:style-name="Strong_20_Emphasis">Technocrats/Oligarchs</text:span></text:p>
            </table:table-cell>
          </table:table-row>
        </table:table-header-rows>
        <table:table-row>
          <table:table-cell table:style-name="Table3.A1" office:value-type="string">
            <text:p text:style-name="Table_20_Contents"><text:span text:style-name="Strong_20_Emphasis">Global vs National</text:span></text:p>
          </table:table-cell>
          <table:table-cell table:style-name="Table3.A1" office:value-type="string">
            <text:p text:style-name="Table_20_Contents">Nationalism, anti-globalism</text:p>
          </table:table-cell>
          <table:table-cell table:style-name="Table3.A1" office:value-type="string">
            <text:p text:style-name="Table_20_Contents">Globalism, international cooperation</text:p>
          </table:table-cell>
        </table:table-row>
        <table:table-row>
          <table:table-cell table:style-name="Table3.A1" office:value-type="string">
            <text:p text:style-name="Table_20_Contents"><text:span text:style-name="Strong_20_Emphasis">Economic Policy</text:span></text:p>
          </table:table-cell>
          <table:table-cell table:style-name="Table3.A1" office:value-type="string">
            <text:p text:style-name="Table_20_Contents">Protectionist</text:p>
          </table:table-cell>
          <table:table-cell table:style-name="Table3.A1" office:value-type="string">
            <text:p text:style-name="Table_20_Contents">Free markets but managed capitalism</text:p>
          </table:table-cell>
        </table:table-row>
        <table:table-row>
          <table:table-cell table:style-name="Table3.A1" office:value-type="string">
            <text:p text:style-name="Table_20_Contents"><text:span text:style-name="Strong_20_Emphasis">Cultural Values</text:span></text:p>
          </table:table-cell>
          <table:table-cell table:style-name="Table3.A1" office:value-type="string">
            <text:p text:style-name="Table_20_Contents">Traditional, conservative</text:p>
          </table:table-cell>
          <table:table-cell table:style-name="Table3.A1" office:value-type="string">
            <text:p text:style-name="Table_20_Contents">Progressive, techno-innovative</text:p>
          </table:table-cell>
        </table:table-row>
        <table:table-row>
          <table:table-cell table:style-name="Table3.A1" office:value-type="string">
            <text:p text:style-name="Table_20_Contents"><text:span text:style-name="Strong_20_Emphasis">Distrust of Elites</text:span></text:p>
          </table:table-cell>
          <table:table-cell table:style-name="Table3.A1" office:value-type="string">
            <text:p text:style-name="Table_20_Contents">Distrust former elites, media, and deep state</text:p>
          </table:table-cell>
          <table:table-cell table:style-name="Table3.A1" office:value-type="string">
            <text:p text:style-name="Table_20_Contents">Support expert-led governance, technocratic control</text:p>
          </table:table-cell>
        </table:table-row>
        <table:table-row>
          <table:table-cell table:style-name="Table3.A1" office:value-type="string">
            <text:p text:style-name="Table_20_Contents"><text:span text:style-name="Strong_20_Emphasis">Power Structure</text:span></text:p>
          </table:table-cell>
          <table:table-cell table:style-name="Table3.A1" office:value-type="string">
            <text:p text:style-name="Table_20_Contents">Grassroots democracy, populist revolution (now deprecated?)</text:p>
          </table:table-cell>
          <table:table-cell table:style-name="Table3.A1" office:value-type="string">
            <text:p text:style-name="Table_20_Contents">Central, autocratic, meritocratic government by technocratic elite</text:p>
          </table:table-cell>
        </table:table-row>
        <table:table-row>
          <table:table-cell table:style-name="Table3.A1" office:value-type="string">
            <text:p text:style-name="Table_20_Contents"><text:span text:style-name="Strong_20_Emphasis">Technological Governance</text:span></text:p>
          </table:table-cell>
          <table:table-cell table:style-name="Table3.A1" office:value-type="string">
            <text:p text:style-name="Table_20_Contents">Skeptical of tech monopolies and surveillance</text:p>
          </table:table-cell>
          <table:table-cell table:style-name="Table3.A1" office:value-type="string">
            <text:p text:style-name="Table_20_Contents">Technology optimizes/controls, social and economic rights subjugated</text:p>
          </table:table-cell>
        </table:table-row>
      </table:table>
      <text:p text:style-name="Horizontal_20_Line"/>
      <text:p text:style-name="Text_20_body">MAGA sells itself as being rooted in <text:span text:style-name="Strong_20_Emphasis">nationalism</text:span>, <text:span text:style-name="Strong_20_Emphasis">populism</text:span>, and <text:span text:style-name="Strong_20_Emphasis">economic protectionism</text:span>, to restore the power of ordinary citizens by rejecting an elite-driven, globalist agenda. <text:s/>In dangerous contrast, technocrats and oligarchs favor <text:span text:style-name="Strong_20_Emphasis">globalism</text:span>, <text:span text:style-name="Strong_20_Emphasis">expert governance</text:span>, and <text:span text:style-name="Strong_20_Emphasis">technological control</text:span>, believing that data and innovation can force-fix most societal and economic issues. These two worldviews are fundamentally at odds, and their clash represents the perameters of the end-game, probably scheduled to occur nearer the end of the current Trump administration, perhaps as it rolls-over into a compromised form of government that can succeed obsolete Democracy. </text:p>
      <text:p text:style-name="Text_20_body"/>
      <text:p text:style-name="Text_20_body">Given the many instabilities in the global order, the political positioning within the current administration risks weakening all democracies, at a time when they most need unity and coherent leadership. <text:s/>If we examine the global instabilities, it becomes abundantly clear how <text:soft-page-break/>irresponsible it will be for MAGA and its Technocrats and Oligarchs to begin proxy-civil wars. <text:s/>However, the Technocrats and Oligarchs can not afford to wait for a subsequent administration to be so amendable to their worldview. <text:s/>Should China progress beyond their “techno-reach”, effectively usurping their land-grab, they may never get another chance to impose their vision. <text:s/>The alternative, a Global Chinese Dictatorship using Chinese-AI and Chinese networks, is an existential threat to them and pretty much any human values they might allow themselves to get sentimental about. <text:s/></text:p>
      <text:p text:style-name="Text_20_body"/>
      <text:p text:style-name="Text_20_body">Here are some of the more controversial threats to MAGA, Technocrats and Oligarchs:</text:p>
      <text:h text:style-name="Heading_20_3" text:outline-level="3">1. <text:span text:style-name="Strong_20_Emphasis">Immigration Restrictions &amp; Border Wall</text:span></text:h>
      <text:p text:style-name="Text_20_body"><text:span text:style-name="Strong_20_Emphasis">Justification:</text:span></text:p>
      <text:list xml:id="list3450362577296176781" text:style-name="L30">
        <text:list-item>
          <text:p text:style-name="P30"><text:span text:style-name="Strong_20_Emphasis">National Security</text:span>: MAGA argues that lax borders allow criminals, terrorists, and drug traffickers to enter the U.S.</text:p>
        </text:list-item>
        <text:list-item>
          <text:p text:style-name="P30"><text:span text:style-name="Strong_20_Emphasis">Economic Protection</text:span>: Claims that illegal immigration depresses wages and burdens welfare systems.</text:p>
        </text:list-item>
        <text:list-item>
          <text:p text:style-name="P30"><text:span text:style-name="Strong_20_Emphasis">Rule of Law</text:span>: Asserts that allowing undocumented immigrants undermines legal immigration and national sovereignty.</text:p>
        </text:list-item>
      </text:list>
      <text:p text:style-name="Quotations">“A country without borders is not a country.” — Trump campaign slogan</text:p>
      <text:h text:style-name="Heading_20_3" text:outline-level="3">2. <text:span text:style-name="Strong_20_Emphasis">Trade Protectionism (Tariffs on China, etc.)</text:span></text:h>
      <text:p text:style-name="Text_20_body"><text:span text:style-name="Strong_20_Emphasis">Justification:</text:span></text:p>
      <text:list xml:id="list7329664652069216070" text:style-name="L44">
        <text:list-item>
          <text:p text:style-name="P38"><text:span text:style-name="Strong_20_Emphasis">Fair Trade, Not Free Trade</text:span>: MAGA claims that decades of globalization hollowed out American manufacturing.</text:p>
        </text:list-item>
        <text:list-item>
          <text:p text:style-name="P38"><text:span text:style-name="Strong_20_Emphasis">China’s Unfair Practices</text:span>: Points to currency manipulation, IP theft, and subsidized industries as justification for retaliatory tariffs.</text:p>
        </text:list-item>
        <text:list-item>
          <text:p text:style-name="P38"><text:span text:style-name="Strong_20_Emphasis">Rebuilding Domestic Industry</text:span>: Tariffs are framed as necessary to restore U.S. industrial capacity and jobs.</text:p>
        </text:list-item>
      </text:list>
      <text:h text:style-name="Heading_20_3" text:outline-level="3">3. <text:span text:style-name="Strong_20_Emphasis">Distrust of Media and “Deep State”</text:span></text:h>
      <text:p text:style-name="Text_20_body"><text:span text:style-name="Strong_20_Emphasis">Justification:</text:span></text:p>
      <text:list xml:id="list609266972814578255" text:style-name="L45">
        <text:list-item>
          <text:p text:style-name="P39"><text:span text:style-name="Strong_20_Emphasis">Bias and Censorship</text:span>: MAGA supporters argue that mainstream media and intelligence agencies are politically biased, especially against conservatives.</text:p>
        </text:list-item>
        <text:list-item>
          <text:p text:style-name="P39"><text:span text:style-name="Strong_20_Emphasis">Unelected Power</text:span>: The “deep state” narrative holds that bureaucrats and globalists manipulate democracy behind the scenes, undermining elected leaders.</text:p>
        </text:list-item>
      </text:list>
      <text:p text:style-name="Quotations"><text:soft-page-break/>MAGA uses the phrase “Fake News” to delegitimize reporting perceived as unfair or hostile.</text:p>
      <text:h text:style-name="Heading_20_3" text:outline-level="3">4. <text:span text:style-name="Strong_20_Emphasis">2020 Election Fraud Claims</text:span></text:h>
      <text:p text:style-name="Text_20_body"><text:span text:style-name="Strong_20_Emphasis">Justification:</text:span></text:p>
      <text:list xml:id="list61815303660961532" text:style-name="L46">
        <text:list-item>
          <text:p text:style-name="P40"><text:span text:style-name="Strong_20_Emphasis">Lack of Transparency</text:span>: MAGA alleges that pandemic-era voting rule changes (e.g., mail-in ballots) lacked oversight and were vulnerable to fraud.</text:p>
        </text:list-item>
        <text:list-item>
          <text:p text:style-name="P40"><text:span text:style-name="Strong_20_Emphasis">Big Tech Censorship</text:span>: They cite suppression of stories like the Hunter Biden laptop as election interference.</text:p>
        </text:list-item>
        <text:list-item>
          <text:p text:style-name="P40"><text:span text:style-name="Strong_20_Emphasis">State-Level Irregularities</text:span>: Point to ballot chain-of-custody issues and software glitches (although no widespread fraud was proven).</text:p>
        </text:list-item>
      </text:list>
      <text:p text:style-name="Quotations">The movement refers to January 6 as a protest against perceived institutional betrayal, rather than an insurrection.</text:p>
      <text:h text:style-name="Heading_20_3" text:outline-level="3">5. <text:span text:style-name="Strong_20_Emphasis">Isolationist or “America First” Foreign Policy</text:span></text:h>
      <text:p text:style-name="Text_20_body"><text:span text:style-name="Strong_20_Emphasis">Justification:</text:span></text:p>
      <text:list xml:id="list4119347602011212372" text:style-name="L47">
        <text:list-item>
          <text:p text:style-name="P41"><text:span text:style-name="Strong_20_Emphasis">Avoiding Endless Wars</text:span>: MAGA prioritizes domestic investment over foreign interventions (e.g., Iraq, Afghanistan).</text:p>
        </text:list-item>
        <text:list-item>
          <text:p text:style-name="P41"><text:span text:style-name="Strong_20_Emphasis">Unfair Burden Sharing</text:span>: Claims that U.S. taxpayers subsidize global security (e.g., NATO) while allies don’t contribute enough.</text:p>
        </text:list-item>
        <text:list-item>
          <text:p text:style-name="P41"><text:span text:style-name="Strong_20_Emphasis">Focus on U.S. Borders First</text:span>: Argues it’s hypocritical to protect Ukraine or Taiwan while U.S. borders are unsecured.</text:p>
        </text:list-item>
      </text:list>
      <text:p text:style-name="Horizontal_20_Line"/>
      <text:h text:style-name="Heading_20_3" text:outline-level="3">6. <text:span text:style-name="Strong_20_Emphasis">Energy Policy: Pro-Fossil Fuel Stance</text:span></text:h>
      <text:p text:style-name="Text_20_body"><text:span text:style-name="Strong_20_Emphasis">Justification:</text:span></text:p>
      <text:list xml:id="list1476179453888347372" text:style-name="L48">
        <text:list-item>
          <text:p text:style-name="P42"><text:span text:style-name="Strong_20_Emphasis">Energy Independence = National Security</text:span>: MAGA blames anti-fossil policies for inflation and foreign energy dependence.</text:p>
        </text:list-item>
        <text:list-item>
          <text:p text:style-name="P42"><text:span text:style-name="Strong_20_Emphasis">Job Protection</text:span>: Says environmental regulations kill coal, oil, and pipeline jobs, particularly in swing states.</text:p>
        </text:list-item>
        <text:list-item>
          <text:p text:style-name="P42"><text:span text:style-name="Strong_20_Emphasis">Skepticism of Climate Agenda</text:span>: MAGA views parts of the green movement as elitist or globalist overreach.</text:p>
        </text:list-item>
      </text:list>
      <text:p text:style-name="Horizontal_20_Line"/>
      <text:h text:style-name="Heading_20_3" text:outline-level="3"><text:soft-page-break/>7. <text:span text:style-name="Strong_20_Emphasis">Cultural War Issues (CRT, Transgender Policy, School Curriculum)</text:span></text:h>
      <text:p text:style-name="Text_20_body"><text:span text:style-name="Strong_20_Emphasis">Justification:</text:span></text:p>
      <text:list xml:id="list8981264721772115482" text:style-name="L49">
        <text:list-item>
          <text:p text:style-name="P43"><text:span text:style-name="Strong_20_Emphasis">Parental Rights</text:span>: MAGA says parents should control their kids' education, not bureaucrats or liberal activists.</text:p>
        </text:list-item>
        <text:list-item>
          <text:p text:style-name="P43"><text:span text:style-name="Strong_20_Emphasis">Traditional Values</text:span>: Advocates for maintaining what they see as foundational American morals and identity.</text:p>
        </text:list-item>
        <text:list-item>
          <text:p text:style-name="P43"><text:span text:style-name="Strong_20_Emphasis">Opposition to Indoctrination</text:span>: Claims schools and media are pushing progressive ideologies under the guise of diversity or inclusion.</text:p>
        </text:list-item>
      </text:list>
      <text:h text:style-name="Heading_20_3" text:outline-level="3">8. <text:span text:style-name="Strong_20_Emphasis">Undermining Globalism &amp; International Institutions</text:span></text:h>
      <text:p text:style-name="Text_20_body"><text:span text:style-name="Strong_20_Emphasis">Justification:</text:span></text:p>
      <text:list xml:id="list851843859777707902" text:style-name="L50">
        <text:list-item>
          <text:p text:style-name="P44"><text:span text:style-name="Strong_20_Emphasis">Sovereignty First</text:span>: MAGA opposes policies from global organizations (e.g., UN, WHO, WEF) if they constrain U.S. autonomy.</text:p>
        </text:list-item>
        <text:list-item>
          <text:p text:style-name="P44"><text:span text:style-name="Strong_20_Emphasis">Economic Patriotism</text:span>: Belief that outsourcing and global trade pacts (like NAFTA or TPP) hurt American workers.</text:p>
        </text:list-item>
        <text:list-item>
          <text:p text:style-name="P44"><text:span text:style-name="Strong_20_Emphasis">Populist Rebellion</text:span>: MAGA taps into a broader backlash against elites, technocrats, and international rule-makers.</text:p>
        </text:list-item>
      </text:list>
      <text:h text:style-name="Heading_20_3" text:outline-level="3"><text:span text:style-name="Strong_20_Emphasis"><text:span text:style-name="T1">Strategies, MAGA vs Technocrats/Oligarchs</text:span></text:span></text:h>
      <text:p text:style-name="Text_20_body"><text:span text:style-name="Strong_20_Emphasis"/></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45"><text:span text:style-name="Strong_20_Emphasis">Strategy</text:span></text:p>
            </table:table-cell>
            <table:table-cell table:style-name="Table4.A1" office:value-type="string">
              <text:p text:style-name="P45"><text:span text:style-name="Strong_20_Emphasis">MAGA</text:span></text:p>
            </table:table-cell>
            <table:table-cell table:style-name="Table4.A1" office:value-type="string">
              <text:p text:style-name="P45"><text:span text:style-name="Strong_20_Emphasis">Oligarchs/Technocrats</text:span></text:p>
            </table:table-cell>
          </table:table-row>
        </table:table-header-rows>
        <table:table-row>
          <table:table-cell table:style-name="Table4.A1" office:value-type="string">
            <text:p text:style-name="Table_20_Contents"><text:span text:style-name="Strong_20_Emphasis">Global Hegemony Focus</text:span></text:p>
          </table:table-cell>
          <table:table-cell table:style-name="Table4.A1" office:value-type="string">
            <text:p text:style-name="Table_20_Contents"><text:span text:style-name="Strong_20_Emphasis">Nationalistic dominance</text:span> - MAGA focuses on U.S. economic, military, and cultural power. This includes reinforcing U.S. sovereignty and rejecting foreign entanglements.</text:p>
          </table:table-cell>
          <table:table-cell table:style-name="Table4.A1" office:value-type="string">
            <text:p text:style-name="Table_20_Contents"><text:span text:style-name="Strong_20_Emphasis">Global economic control</text:span> - Technocrats favor a global, interconnected economy, with power centralized in transnational corporations, international financial institutions, and global governance frameworks.</text:p>
          </table:table-cell>
        </table:table-row>
        <table:table-row>
          <table:table-cell table:style-name="Table4.A1" office:value-type="string">
            <text:p text:style-name="Table_20_Contents"><text:span text:style-name="Strong_20_Emphasis">Economic Strategy</text:span></text:p>
          </table:table-cell>
          <table:table-cell table:style-name="Table4.A1" office:value-type="string">
            <text:p text:style-name="Table_20_Contents"><text:span text:style-name="Strong_20_Emphasis">Economic Nationalism &amp; Protectionism</text:span> - MAGA favors tariffs, trade barriers, and subsidies for U.S. industries to rebuild domestic manufacturing and reduce dependence on foreign markets.</text:p>
          </table:table-cell>
          <table:table-cell table:style-name="Table4.A1" office:value-type="string">
            <text:p text:style-name="Table_20_Contents"><text:span text:style-name="Strong_20_Emphasis">Global Capitalism &amp; Managed Markets</text:span> - Technocrats focus on free-market mechanisms, but with regulations, often led by multinational corporations that operate globally. They manage risks through data, technology, and global coordination.</text:p>
          </table:table-cell>
        </table:table-row>
        <table:table-row>
          <table:table-cell table:style-name="Table4.A1" office:value-type="string">
            <text:p text:style-name="Table_20_Contents"><text:span text:style-name="Strong_20_Emphasis">Use of </text:span><text:soft-page-break/><text:span text:style-name="Strong_20_Emphasis">Technology</text:span></text:p>
          </table:table-cell>
          <table:table-cell table:style-name="Table4.A1" office:value-type="string">
            <text:p text:style-name="Table_20_Contents"><text:span text:style-name="Strong_20_Emphasis">Technological skepticism</text:span> - <text:soft-page-break/>MAGA is wary of Big Tech monopolies and how tech companies influence politics. The movement advocates for tech regulation to protect American sovereignty and individual freedoms.</text:p>
          </table:table-cell>
          <table:table-cell table:style-name="Table4.A1" office:value-type="string">
            <text:p text:style-name="Table_20_Contents"><text:span text:style-name="Strong_20_Emphasis">Technology as a tool for control</text:span> - <text:soft-page-break/>Technocrats view technology as a means to enhance global governance. They embrace AI, data surveillance, and digital infrastructure to optimize society, manage markets, and implement global solutions.</text:p>
          </table:table-cell>
        </table:table-row>
        <table:table-row>
          <table:table-cell table:style-name="Table4.A1" office:value-type="string">
            <text:p text:style-name="Table_20_Contents"><text:span text:style-name="Strong_20_Emphasis">Cultural Strategy</text:span></text:p>
          </table:table-cell>
          <table:table-cell table:style-name="Table4.A1" office:value-type="string">
            <text:p text:style-name="Table_20_Contents"><text:span text:style-name="Strong_20_Emphasis">Cultural Conservatism</text:span> - MAGA promotes traditional American values and resists progressive movements, often framing themselves as the defenders of Christian values, family structures, and national identity.</text:p>
          </table:table-cell>
          <table:table-cell table:style-name="Table4.A1" office:value-type="string">
            <text:p text:style-name="Table_20_Contents"><text:span text:style-name="Strong_20_Emphasis">Progressive Innovation</text:span> - Technocrats support progressive cultural values, seeing diversity, social justice, and equality as essential for long-term progress, underpinned by technological advances.</text:p>
          </table:table-cell>
        </table:table-row>
        <table:table-row>
          <table:table-cell table:style-name="Table4.A1" office:value-type="string">
            <text:p text:style-name="Table_20_Contents"><text:span text:style-name="Strong_20_Emphasis">Political Strategy</text:span></text:p>
          </table:table-cell>
          <table:table-cell table:style-name="Table4.A1" office:value-type="string">
            <text:p text:style-name="Table_20_Contents"><text:span text:style-name="Strong_20_Emphasis">Populist Politics</text:span> - MAGA's focus is on empowering the average American and decentralizing power from Washington elites. MAGA rejects establishment elites, particularly in media, academia, and Silicon Valley.</text:p>
          </table:table-cell>
          <table:table-cell table:style-name="Table4.A1" office:value-type="string">
            <text:p text:style-name="Table_20_Contents"><text:span text:style-name="Strong_20_Emphasis">Meritocratic Elite Rule</text:span> - Technocrats believe in a top-down system where expert elites manage society. They advocate for governance by those with specialized knowledge and skills, using data-driven decision-making.</text:p>
          </table:table-cell>
        </table:table-row>
        <table:table-row>
          <table:table-cell table:style-name="Table4.A1" office:value-type="string">
            <text:p text:style-name="Table_20_Contents"><text:span text:style-name="Strong_20_Emphasis">Foreign Policy Strategy</text:span></text:p>
          </table:table-cell>
          <table:table-cell table:style-name="Table4.A1" office:value-type="string">
            <text:p text:style-name="Table_20_Contents"><text:span text:style-name="Strong_20_Emphasis">Unilateralism &amp; Isolationism</text:span> - MAGA focuses on putting American interests first, withdrawing from international agreements and organizations that are seen as harmful to the U.S. (e.g., Paris Agreement, UN).</text:p>
          </table:table-cell>
          <table:table-cell table:style-name="Table4.A1" office:value-type="string">
            <text:p text:style-name="Table_20_Contents"><text:span text:style-name="Strong_20_Emphasis">Multilateralism &amp; Global Governance</text:span> - Technocrats support international collaboration, global regulation of climate change, trade agreements, and collaborative technological development for solving global issues.</text:p>
          </table:table-cell>
        </table:table-row>
        <table:table-row>
          <table:table-cell table:style-name="Table4.A1" office:value-type="string">
            <text:p text:style-name="Table_20_Contents"><text:span text:style-name="Strong_20_Emphasis">Military Strategy</text:span></text:p>
          </table:table-cell>
          <table:table-cell table:style-name="Table4.A1" office:value-type="string">
            <text:p text:style-name="Table_20_Contents"><text:span text:style-name="Strong_20_Emphasis">Strong National Defense</text:span> - MAGA seeks to maintain military supremacy to ensure U.S. power on the global stage but prioritizes military spending over foreign military interventions.</text:p>
          </table:table-cell>
          <table:table-cell table:style-name="Table4.A1" office:value-type="string">
            <text:p text:style-name="Table_20_Contents"><text:span text:style-name="Strong_20_Emphasis">Global Military Influence</text:span> - Technocrats may support the use of military force, particularly in securing global economic resources or ensuring control over technological infrastructure like cyberspace or AI developments.</text:p>
          </table:table-cell>
        </table:table-row>
        <text:soft-page-break/>
        <table:table-row>
          <table:table-cell table:style-name="Table4.A1" office:value-type="string">
            <text:p text:style-name="Table_20_Contents"><text:span text:style-name="Strong_20_Emphasis">Population Strategy</text:span></text:p>
          </table:table-cell>
          <table:table-cell table:style-name="Table4.A1" office:value-type="string">
            <text:p text:style-name="Table_20_Contents"><text:span text:style-name="Strong_20_Emphasis">Demographic Reinvigoration</text:span> - MAGA often focuses on maintaining a strong, domestic workforce through immigration controls and pro-family policies to keep U.S. population growth steady.</text:p>
          </table:table-cell>
          <table:table-cell table:style-name="Table4.A1" office:value-type="string">
            <text:p text:style-name="Table_20_Contents"><text:span text:style-name="Strong_20_Emphasis">Technological Automation &amp; Control</text:span> - Technocrats believe that the future will depend on <text:span text:style-name="Strong_20_Emphasis">automation</text:span>, <text:span text:style-name="Strong_20_Emphasis">AI</text:span>, and other technologies to manage shrinking populations, particularly in countries like China and Russia. Population concerns may be handled by technological solutions rather than human labor.</text:p>
          </table:table-cell>
        </table:table-row>
        <table:table-row>
          <table:table-cell table:style-name="Table4.A1" office:value-type="string">
            <text:p text:style-name="Table_20_Contents"><text:span text:style-name="Strong_20_Emphasis">Sovereignty vs. Control</text:span></text:p>
          </table:table-cell>
          <table:table-cell table:style-name="Table4.A1" office:value-type="string">
            <text:p text:style-name="Table_20_Contents"><text:span text:style-name="Strong_20_Emphasis">Sovereignty &amp; National Power</text:span> - MAGA focuses on retaining sovereignty, rejecting global governance, and maintaining U.S. independence in decision-making.</text:p>
          </table:table-cell>
          <table:table-cell table:style-name="Table4.A1" office:value-type="string">
            <text:p text:style-name="Table_20_Contents"><text:span text:style-name="Strong_20_Emphasis">Global Elite Control</text:span> - Technocrats are willing to surrender national sovereignty to international institutions, believing that global challenges can only be managed through central control and collective governance by a technocratic elite.</text:p>
          </table:table-cell>
        </table:table-row>
        <table:table-row>
          <table:table-cell table:style-name="Table4.A1" office:value-type="string">
            <text:p text:style-name="Table_20_Contents"><text:span text:style-name="Strong_20_Emphasis">Environmental Strategy</text:span></text:p>
          </table:table-cell>
          <table:table-cell table:style-name="Table4.A1" office:value-type="string">
            <text:p text:style-name="Table_20_Contents"><text:span text:style-name="Strong_20_Emphasis">Climate Change Denialism or Minimal Regulation</text:span> - MAGA tends to downplay the urgency of climate change, focusing more on energy independence (e.g., fossil fuels) than pursuing global climate solutions.</text:p>
          </table:table-cell>
          <table:table-cell table:style-name="Table4.A1" office:value-type="string">
            <text:p text:style-name="Table_20_Contents"><text:span text:style-name="Strong_20_Emphasis">Technological Solutions for Global Problems</text:span> - Technocrats advocate for addressing climate change through technological innovation and international cooperation, often pushing for carbon capture, geoengineering, or smart cities.</text:p>
          </table:table-cell>
        </table:table-row>
        <table:table-row>
          <table:table-cell table:style-name="Table4.A1" office:value-type="string">
            <text:p text:style-name="Table_20_Contents"><text:span text:style-name="Strong_20_Emphasis">How Technocrats Might Usurp MAGA's Dominance</text:span></text:p>
          </table:table-cell>
          <table:table-cell table:style-name="Table4.A1" office:value-type="string">
            <text:p text:style-name="Table_20_Contents"><text:span text:style-name="Strong_20_Emphasis">Preservation of National Power</text:span> - MAGA will likely defend U.S. interests in the face of global challenges, relying on economic strength, military power, and traditional values to maintain influence.</text:p>
          </table:table-cell>
          <table:table-cell table:style-name="Table4.A1" office:value-type="string">
            <text:p text:style-name="Table_20_Contents"><text:span text:style-name="Strong_20_Emphasis">Global Technocratic Control through Technology</text:span> - Technocrats may eventually use AI, digital infrastructure, and international regulatory systems to undermine MAGA’s sovereignty. Their power lies in managing global resources, technological systems, and social structures. They may shift toward a more centralized, data-driven world order that reduces national autonomy in favor of technocratic control, presenting a challenge to MAGA’s nationalist strategy.</text:p>
          </table:table-cell>
        </table:table-row>
      </table:table>
      <text:p text:style-name="Horizontal_20_Line"/>
      <text:h text:style-name="Heading_20_3" text:outline-level="3">Summary of Technocratic Divergence:</text:h>
      <text:p text:style-name="Text_20_body">Technocrats, particularly those aligned with large multinational corporations and global <text:soft-page-break/>financial systems, will likely pursue <text:span text:style-name="Strong_20_Emphasis">global control</text:span> of markets, resources, and governance systems. This strategy involves consolidating power in a technocratic elite that manages global resources and decision-making through sophisticated technology and data analytics. Over time, their increasing reliance on technology to manage society and the global economy could significantly challenge the MAGA movement, which champions <text:span text:style-name="Strong_20_Emphasis">nationalism</text:span> and <text:span text:style-name="Strong_20_Emphasis">economic protectionism</text:span>.</text:p>
      <text:p text:style-name="Text_20_body">The <text:span text:style-name="Strong_20_Emphasis">Technocrats' ability to control the digital, technological, and financial infrastructure</text:span> of the world may eventually overshadow MAGA's traditional, <text:span text:style-name="Strong_20_Emphasis">nation-centric approach</text:span>, leading to a <text:span text:style-name="Strong_20_Emphasis">shift in the balance of global power</text:span>. This could result in a <text:span text:style-name="Strong_20_Emphasis">globalized technocratic order</text:span> where sovereignty is undermined in favor of a more efficient, data-driven governance system—one that MAGA would likely resist, creating further tensions in the global arena.</text:p>
      <text:p text:style-name="Text_20_body"><text:span text:style-name="Strong_20_Emphasis"/></text:p>
      <text:p text:style-name="Text_20_body"><text:span text:style-name="Strong_20_Emphasis"/></text:p>
      <text:p text:style-name="Text_20_body"><text:span text:style-name="Strong_20_Emphasis">Democracy vs Autocracy</text:span></text:p>
      <text:p text:style-name="Text_20_body"><text:span text:style-name="Strong_20_Emphasis"/></text:p>
      <text:p text:style-name="Text_20_body">This article explores the strengths and weaknesses of democracy, the idea of a meritocratic democracy, and the dangers of a world divided between authoritarian regimes and AI-influenced societies—anchored in current geopolitical events involving Russia/Ukraine, China/Taiwan, and the U.S. and its allies.</text:p>
      <text:p text:style-name="Horizontal_20_Line"/>
      <text:p text:style-name="Text_20_body"><text:span text:style-name="Strong_20_Emphasis">Main Arguments </text:span><text:span text:style-name="Strong_20_Emphasis"><text:span text:style-name="Emphasis">for</text:span></text:span><text:span text:style-name="Strong_20_Emphasis"> Democracy</text:span></text:p>
      <text:list xml:id="list150929695244631855" text:style-name="L1">
        <text:list-item>
          <text:p text:style-name="P1"><text:span text:style-name="Strong_20_Emphasis">Representation of the People:</text:span> Democracies ideally ensure governance reflects the will of the populace through free elections and participation.</text:p>
        </text:list-item>
        <text:list-item>
          <text:p text:style-name="P1"><text:span text:style-name="Strong_20_Emphasis">Checks and Balances:</text:span> Institutions are designed to prevent power concentration and reduce authoritarian drift.</text:p>
        </text:list-item>
        <text:list-item>
          <text:p text:style-name="P1"><text:span text:style-name="Strong_20_Emphasis">Protection of Rights:</text:span> Freedom of speech, press, and individual rights are foundational elements.</text:p>
        </text:list-item>
        <text:list-item>
          <text:p text:style-name="P1"><text:span text:style-name="Strong_20_Emphasis">Peaceful Power Transitions:</text:span> Leadership changes occur through elections rather than force.</text:p>
        </text:list-item>
        <text:list-item>
          <text:p text:style-name="P1"><text:span text:style-name="Strong_20_Emphasis">Innovation and Responsiveness:</text:span> Diverse perspectives foster adaptability and creative problem-solving.</text:p>
        </text:list-item>
      </text:list>
      <text:p text:style-name="Horizontal_20_Line"/>
      <text:p text:style-name="Text_20_body"><text:span text:style-name="Strong_20_Emphasis">Main Arguments </text:span><text:span text:style-name="Strong_20_Emphasis"><text:span text:style-name="Emphasis">against</text:span></text:span><text:span text:style-name="Strong_20_Emphasis"> Democracy</text:span></text:p>
      <text:list xml:id="list7896057495970484068" text:style-name="L2">
        <text:list-item>
          <text:p text:style-name="P2"><text:span text:style-name="Strong_20_Emphasis">Populism and Short-Term Thinking:</text:span> Emotional politics can overrule long-term needs.</text:p>
        </text:list-item>
        <text:list-item>
          <text:p text:style-name="P2"><text:span text:style-name="Strong_20_Emphasis">Voter Apathy and Misinformation:</text:span> Uninformed or disengaged voters weaken the <text:soft-page-break/>system.</text:p>
        </text:list-item>
        <text:list-item>
          <text:p text:style-name="P2"><text:span text:style-name="Strong_20_Emphasis">Corruption and Gridlock:</text:span> Partisan interests and lobbying often paralyze legislative progress.</text:p>
        </text:list-item>
        <text:list-item>
          <text:p text:style-name="P2"><text:span text:style-name="Strong_20_Emphasis">Slow Crisis Response:</text:span> The deliberative process may hinder quick decisions in emergencies.</text:p>
        </text:list-item>
      </text:list>
      <text:p text:style-name="Horizontal_20_Line"/>
      <text:p text:style-name="Text_20_body"><text:span text:style-name="Strong_20_Emphasis">Meritocratic Democracy: Potential and Pitfalls</text:span></text:p>
      <text:p text:style-name="Text_20_body">A meritocratic democracy blends democratic participation with leadership selected based on competence, ethics, and expertise.</text:p>
      <text:p text:style-name="Text_20_body"><text:span text:style-name="Emphasis">Advantages:</text:span></text:p>
      <text:list xml:id="list5191272516737852492" text:style-name="L3">
        <text:list-item>
          <text:p text:style-name="P3">Policy guided by informed, capable leaders.</text:p>
        </text:list-item>
        <text:list-item>
          <text:p text:style-name="P3">Reduced influence of demagogues or media manipulation.</text:p>
        </text:list-item>
        <text:list-item>
          <text:p text:style-name="P3">Greater focus on science-based, long-term planning.</text:p>
        </text:list-item>
      </text:list>
      <text:p text:style-name="Text_20_body"><text:span text:style-name="Emphasis">Challenges:</text:span></text:p>
      <text:list xml:id="list928101656094361886" text:style-name="L4">
        <text:list-item>
          <text:p text:style-name="P4">Who defines "merit"? Metrics can be biased or exclusionary.</text:p>
        </text:list-item>
        <text:list-item>
          <text:p text:style-name="P4">Risk of elitism or technocratic disconnect from the public.</text:p>
        </text:list-item>
        <text:list-item>
          <text:p text:style-name="P4">Potential drift toward soft authoritarianism under the guise of efficiency.</text:p>
        </text:list-item>
      </text:list>
      <text:p text:style-name="Horizontal_20_Line"/>
      <text:p text:style-name="Text_20_body"><text:span text:style-name="Strong_20_Emphasis">Global Events Shaping Democracy and AI</text:span></text:p>
      <text:p text:style-name="Text_20_body"><text:span text:style-name="Emphasis">Russia–Ukraine War:</text:span></text:p>
      <text:list xml:id="list6299694834878841306" text:style-name="L5">
        <text:list-item>
          <text:p text:style-name="P5"><text:span text:style-name="Strong_20_Emphasis">Democratic Resilience:</text:span> Ukraine's defense against Russian invasion highlights the stakes for democratic sovereignty.</text:p>
        </text:list-item>
        <text:list-item>
          <text:p text:style-name="P5"><text:span text:style-name="Strong_20_Emphasis">International Support:</text:span> Over 30 nations now coordinate military and logistical support for Ukraine, underscoring democratic unity in crisis.</text:p>
        </text:list-item>
      </text:list>
      <text:p text:style-name="Text_20_body"><text:span text:style-name="Emphasis">China–Taiwan Tensions:</text:span></text:p>
      <text:list xml:id="list7599288884548568132" text:style-name="L6">
        <text:list-item>
          <text:p text:style-name="P6"><text:span text:style-name="Strong_20_Emphasis">Alliance of Democracies:</text:span> Countries like Palau continue to support Taiwan, reflecting global resistance to authoritarian coercion.</text:p>
        </text:list-item>
        <text:list-item>
          <text:p text:style-name="P6"><text:span text:style-name="Strong_20_Emphasis">Regional Volatility:</text:span> China’s military posturing around Taiwan raises fears of conflict and highlights the fragility of democratic outposts near authoritarian superpowers.</text:p>
        </text:list-item>
      </text:list>
      <text:p text:style-name="Text_20_body"><text:span text:style-name="Emphasis">U.S. and Allied Dynamics:</text:span></text:p>
      <text:list xml:id="list4768746785782731059" text:style-name="L7">
        <text:list-item>
          <text:p text:style-name="P7"><text:span text:style-name="Strong_20_Emphasis">AI-Enhanced Security:</text:span> NATO warns that China is enabling Russia through trade and tech transfers, creating a de facto authoritarian alliance bolstered by emerging technologies.</text:p>
        </text:list-item>
        <text:list-item>
          <text:p text:style-name="P7"><text:soft-page-break/><text:span text:style-name="Strong_20_Emphasis">Energy Realignment:</text:span> Ukrainian companies are seeking U.S. partnerships to reduce dependency on Russian-controlled supply chains, signaling an economic decoupling aligned with democratic values.</text:p>
        </text:list-item>
      </text:list>
      <text:p text:style-name="Horizontal_20_Line"/>
      <text:p text:style-name="Text_20_body"><text:span text:style-name="Strong_20_Emphasis">The AI-Driven Divide: A Dystopian Future?</text:span></text:p>
      <text:p text:style-name="Text_20_body">Imagine a world split into two spheres—overt authoritarian states powered by AI control, and nominally democratic states subtly shaped by algorithmic governance. This raises serious concerns:</text:p>
      <text:list xml:id="list291452745430524228" text:style-name="L8">
        <text:list-item>
          <text:p text:style-name="P8"><text:span text:style-name="Strong_20_Emphasis">Loss of Autonomy:</text:span> AI systems could centralize thought and behavior, eroding personal freedoms.</text:p>
        </text:list-item>
        <text:list-item>
          <text:p text:style-name="P8"><text:span text:style-name="Strong_20_Emphasis">Digital Propaganda:</text:span> Both dictatorships and democracies may use AI to influence or manipulate perception, weakening critical thought.</text:p>
        </text:list-item>
        <text:list-item>
          <text:p text:style-name="P8"><text:span text:style-name="Strong_20_Emphasis">Suppression of Dissent:</text:span> Surveillance and social scoring could criminalize deviation from "approved" narratives.</text:p>
        </text:list-item>
        <text:list-item>
          <text:p text:style-name="P8"><text:span text:style-name="Strong_20_Emphasis">Moral Abdication:</text:span> Decision-making offloaded to machines may erode human accountability and ethical depth.</text:p>
        </text:list-item>
      </text:list>
      <text:p text:style-name="Horizontal_20_Line"/>
      <text:p text:style-name="Text_20_body"><text:span text:style-name="Strong_20_Emphasis">Final Reflection</text:span></text:p>
      <text:p text:style-name="Text_20_body">Democracy remains a powerful, though imperfect, system. A meritocratic democracy—if truly inclusive and transparent—could offer a way forward, especially with AI as an assistant rather than ruler. But in a world where authoritarian regimes leverage AI for control, and democracies risk becoming algorithmic thought managers, the line between freedom and subjugation grows thin.</text:p>
      <text:p text:style-name="Text_20_body">Vigilance, global cooperation, and moral courage will be essential to prevent humanity from trading liberty for false efficiency—or wisdom for mere computation.</text:p>
      <text:p text:style-name="Text_20_body"/>
      <text:h text:style-name="Heading_20_2" text:outline-level="2"><text:span text:style-name="Strong_20_Emphasis">U.S. and China Debt Ownership</text:span></text:h>
      <text:list xml:id="list5787160979317640066" text:style-name="L9">
        <text:list-item>
          <text:p text:style-name="P9"><text:span text:style-name="Strong_20_Emphasis">China's Holdings of U.S. Debt:</text:span></text:p>
          <text:list>
            <text:list-item>
              <text:p text:style-name="P9">As of March 2024, China held approximately $767.4 billion in U.S. Treasury securities, positioning it as the second-largest foreign holder after Japan. ​<text:a xlink:type="simple" xlink:href="https://en.wikipedia.org/wiki/Foreign-exchange_reserves_of_China?utm_source=chatgpt.com" office:target-frame-name="_blank" xlink:show="new" text:style-name="Internet_20_link" text:visited-style-name="Visited_20_Internet_20_Link">Wikipedia</text:a></text:p>
            </text:list-item>
          </text:list>
        </text:list-item>
        <text:list-item>
          <text:p text:style-name="P9"><text:span text:style-name="Strong_20_Emphasis">U.S. Holdings of Chinese Debt:</text:span></text:p>
          <text:list>
            <text:list-item>
              <text:p text:style-name="P9">The U.S. holds a relatively minimal amount of Chinese sovereign debt, as China's borrowing from foreign entities is limited compared to its substantial <text:soft-page-break/>domestic savings.​</text:p>
            </text:list-item>
          </text:list>
        </text:list-item>
      </text:list>
      <text:p text:style-name="Horizontal_20_Line"/>
      <text:h text:style-name="Heading_20_2" text:outline-level="2"><text:span text:style-name="Strong_20_Emphasis">Total Public and Private Debt</text:span></text:h>
      <text:list xml:id="list3334446186061966040" text:style-name="L10">
        <text:list-item>
          <text:p text:style-name="P10"><text:span text:style-name="Strong_20_Emphasis">United States:</text:span></text:p>
          <text:list>
            <text:list-item>
              <text:p text:style-name="P10"><text:span text:style-name="Strong_20_Emphasis">Public Debt:</text:span> As of March 6, 2025, the U.S. federal government debt stood at $36.56 trillion, with $26.5 trillion held by the public. ​<text:a xlink:type="simple" xlink:href="https://en.wikipedia.org/wiki/National_debt_of_the_United_States?utm_source=chatgpt.com" office:target-frame-name="_blank" xlink:show="new" text:style-name="Internet_20_link" text:visited-style-name="Visited_20_Internet_20_Link">Wikipedia</text:a></text:p>
            </text:list-item>
            <text:list-item>
              <text:p text:style-name="P10"><text:span text:style-name="Strong_20_Emphasis">Private Debt:</text:span> Comprehensive data on total private debt (including household and corporate) is extensive, but it's noteworthy that household debt has been on an upward trajectory, influenced by factors such as mortgage and student loans.​</text:p>
            </text:list-item>
          </text:list>
        </text:list-item>
        <text:list-item>
          <text:p text:style-name="P10"><text:span text:style-name="Strong_20_Emphasis">China:</text:span></text:p>
          <text:list>
            <text:list-item>
              <text:p text:style-name="P10"><text:span text:style-name="Strong_20_Emphasis">Public Debt:</text:span> In 2022, China's general government debt was approximately 77% of its GDP. <text:a xlink:type="simple" xlink:href="https://en.wikipedia.org/wiki/National_debt_of_China?utm_source=chatgpt.com" office:target-frame-name="_blank" xlink:show="new" text:style-name="Internet_20_link" text:visited-style-name="Visited_20_Internet_20_Link">Wikipedia</text:a>​</text:p>
            </text:list-item>
            <text:list-item>
              <text:p text:style-name="P10"><text:span text:style-name="Strong_20_Emphasis">Private Debt:</text:span> Debt owed by state-owned industrial firms was around 74% of GDP, and the three government-owned banks owed an additional 29% of GDP.​</text:p>
            </text:list-item>
          </text:list>
        </text:list-item>
      </text:list>
      <text:p text:style-name="Horizontal_20_Line"/>
      <text:h text:style-name="Heading_20_2" text:outline-level="2"><text:span text:style-name="Strong_20_Emphasis">Divergent Economic Strategies and Their Implications</text:span></text:h>
      <text:list xml:id="list3706085986546676367" text:style-name="L11">
        <text:list-item>
          <text:p text:style-name="P11"><text:span text:style-name="Strong_20_Emphasis">United States:</text:span></text:p>
          <text:list>
            <text:list-item>
              <text:p text:style-name="P11">Historically championed a <text:span text:style-name="Strong_20_Emphasis">free-market approach</text:span>, emphasizing minimal government intervention, fostering innovation, and encouraging competition.​</text:p>
            </text:list-item>
          </text:list>
        </text:list-item>
        <text:list-item>
          <text:p text:style-name="P11"><text:span text:style-name="Strong_20_Emphasis">China:</text:span></text:p>
          <text:list>
            <text:list-item>
              <text:p text:style-name="P11">Adopted a model characterized by <text:span text:style-name="Strong_20_Emphasis">state-backed enterprises</text:span>, <text:span text:style-name="Strong_20_Emphasis">currency management</text:span>, and, as alleged by various international entities, <text:span text:style-name="Strong_20_Emphasis">intellectual property infringements</text:span>.​</text:p>
            </text:list-item>
          </text:list>
        </text:list-item>
      </text:list>
      <text:p text:style-name="Text_20_body"><text:span text:style-name="Strong_20_Emphasis">Impact on Global Economic Influence:</text:span></text:p>
      <text:list xml:id="list4958330606337240134" text:style-name="L12">
        <text:list-item>
          <text:p text:style-name="P12">China's strategic initiatives have bolstered its manufacturing sector, expanded its global trade footprint, and enhanced its technological capabilities.​</text:p>
        </text:list-item>
        <text:list-item>
          <text:p text:style-name="P12">In contrast, the U.S.'s adherence to free-market principles has sometimes resulted in manufacturing offshoring and trade imbalances, leading to debates about the erosion of its economic dominance.​</text:p>
        </text:list-item>
      </text:list>
      <text:p text:style-name="Horizontal_20_Line"/>
      <text:h text:style-name="Heading_20_2" text:outline-level="2"><text:soft-page-break/><text:span text:style-name="Strong_20_Emphasis">Evolving Economic Strengths and Strategic Reassessments</text:span></text:h>
      <text:list xml:id="list7684476441522507149" text:style-name="L13">
        <text:list-item>
          <text:p text:style-name="P13"><text:span text:style-name="Strong_20_Emphasis">China's Ascendancy:</text:span></text:p>
          <text:list>
            <text:list-item>
              <text:p text:style-name="P13">Rapid economic growth has elevated China to a central position in global trade, challenging U.S. economic preeminence.​</text:p>
            </text:list-item>
          </text:list>
        </text:list-item>
        <text:list-item>
          <text:p text:style-name="P13"><text:span text:style-name="Strong_20_Emphasis">U.S. Response:</text:span></text:p>
          <text:list>
            <text:list-item>
              <text:p text:style-name="P13">Faced with China's rise, the U.S. has re-evaluated its strategies, implementing measures such as tariffs, scrutinizing Chinese investments, and fostering domestic industries to mitigate reliance on Chinese supply chains.​</text:p>
            </text:list-item>
          </text:list>
        </text:list-item>
      </text:list>
      <text:p text:style-name="Text_20_body"><text:span text:style-name="Strong_20_Emphasis">Mutual Distrust and Competing Visions:</text:span></text:p>
      <text:list xml:id="list3081911085870676577" text:style-name="L14">
        <text:list-item>
          <text:p text:style-name="P14">The deep-seated skepticism between the two nations, coupled with their divergent long-term objectives, has intensified economic tensions, raising concerns about a bifurcated global economy.​</text:p>
        </text:list-item>
      </text:list>
      <text:p text:style-name="Horizontal_20_Line"/>
      <text:h text:style-name="Heading_20_2" text:outline-level="2"><text:span text:style-name="Strong_20_Emphasis">Demographic Trends and Their Economic Implications</text:span></text:h>
      <text:list xml:id="list4342958255388808437" text:style-name="L15">
        <text:list-item>
          <text:p text:style-name="P15"><text:span text:style-name="Strong_20_Emphasis">China:</text:span></text:p>
          <text:list>
            <text:list-item>
              <text:p text:style-name="P15">Experiencing a demographic shift with an aging and contracting population. In 2023, the population declined by approximately 2.75 million, with births at a record low of 9.02 million. ​<text:a xlink:type="simple" xlink:href="https://amp.theguardian.com/world/2024/jan/17/china-population-decline-accelerates-as-birthrate-hits-record-low?utm_source=chatgpt.com" office:target-frame-name="_blank" xlink:show="new" text:style-name="Internet_20_link" text:visited-style-name="Visited_20_Internet_20_Link">The Guardian+1The Asia Live+1</text:a></text:p>
            </text:list-item>
            <text:list-item>
              <text:p text:style-name="P15">Projections indicate that by 2035, over 30% of China's population will be aged 60 and above. ​<text:a xlink:type="simple" xlink:href="https://time.com/6555949/china-silver-economy-aging-population-plan/?utm_source=chatgpt.com" office:target-frame-name="_blank" xlink:show="new" text:style-name="Internet_20_link" text:visited-style-name="Visited_20_Internet_20_Link">Time+1CGTN News+1</text:a></text:p>
            </text:list-item>
            <text:list-item>
              <text:p text:style-name="P15">There are concerns about the accuracy of China's population data, especially post-COVID, with some analysts suggesting potential overestimations.​</text:p>
            </text:list-item>
          </text:list>
        </text:list-item>
        <text:list-item>
          <text:p text:style-name="P15"><text:span text:style-name="Strong_20_Emphasis">United States:</text:span></text:p>
          <text:list>
            <text:list-item>
              <text:p text:style-name="P15">While also facing aging demographics, the U.S. benefits from relatively higher fertility rates and immigration, which help sustain its workforce size.​</text:p>
            </text:list-item>
          </text:list>
        </text:list-item>
      </text:list>
      <text:p text:style-name="Text_20_body"><text:span text:style-name="Strong_20_Emphasis">Strategic Considerations:</text:span></text:p>
      <text:list xml:id="list6301415916623824232" text:style-name="L16">
        <text:list-item>
          <text:p text:style-name="P16">China's demographic challenges may strain its economic growth and social welfare systems, potentially impacting its long-term economic strategies.​</text:p>
        </text:list-item>
        <text:list-item>
          <text:p text:style-name="P16">The U.S. may leverage its demographic advantages to bolster economic resilience and maintain a competitive edge.​</text:p>
        </text:list-item>
      </text:list>
      <text:p text:style-name="Horizontal_20_Line"/>
      <text:h text:style-name="Heading_20_2" text:outline-level="2"><text:soft-page-break/><text:span text:style-name="Strong_20_Emphasis">Conclusion</text:span></text:h>
      <text:p text:style-name="Text_20_body">The intricate economic interplay between the U.S. and China is influenced by their distinct strategies, mutual perceptions, and demographic trajectories. China's state-centric approach has propelled its rapid ascent, while the U.S.'s free-market principles have fostered innovation but also exposed vulnerabilities. Demographic trends further complicate this dynamic, with China's aging population posing potential economic challenges. As both nations navigate this complex landscape, their policies and interactions will significantly shape the future of global economic relations.</text:p>
      <text:p text:style-name="Text_20_body"/>
      <text:p text:style-name="Text_20_body"><text:span text:style-name="Strong_20_Emphasis">Countries Reducing U.S. Holdings:</text:span></text:p>
      <text:list xml:id="list6558299394041127646" text:style-name="L17">
        <text:list-item>
          <text:p text:style-name="P17"><text:span text:style-name="Strong_20_Emphasis">China:</text:span> In May 2024, Chinese investors sold a record $42.6 billion in U.S. stocks and bonds, bringing total sales for the first five months of the year to $79.7 billion. More than half of these sales were U.S. Treasuries, followed by agency debt and equities. ​<text:a xlink:type="simple" xlink:href="https://www.biznews.com/global-investing/2024/07/19/china-offloads-record-us-stocks-bonds?utm_source=chatgpt.com" office:target-frame-name="_blank" xlink:show="new" text:style-name="Internet_20_link" text:visited-style-name="Visited_20_Internet_20_Link">Bloomberg+3BizNews.com+3BNN+3</text:a><text:a xlink:type="simple" xlink:href="https://www.bnnbloomberg.ca/business/international/2024/07/19/chinese-investors-dump-record-amount-of-us-stocks-and-bonds/?utm_source=chatgpt.com" office:target-frame-name="_blank" xlink:show="new" text:style-name="Internet_20_link" text:visited-style-name="Visited_20_Internet_20_Link">Bloomberg+2BNN+2BizNews.com+2</text:a></text:p>
        </text:list-item>
        <text:list-item>
          <text:p text:style-name="P17"><text:span text:style-name="Strong_20_Emphasis">Japan:</text:span> During the third quarter of 2024, Japanese investors offloaded a record $61.9 billion in U.S. Treasuries. This move was partly influenced by concerns over U.S. economic policies and potential inflationary pressures. ​<text:a xlink:type="simple" xlink:href="https://www.bloomberg.com/news/articles/2024-11-19/two-of-america-s-biggest-debt-holders-are-dumping-treasuries?utm_source=chatgpt.com" office:target-frame-name="_blank" xlink:show="new" text:style-name="Internet_20_link" text:visited-style-name="Visited_20_Internet_20_Link">Dollar Demise+7Bloomberg+7BNN+7</text:a></text:p>
        </text:list-item>
      </text:list>
      <text:p text:style-name="Text_20_body"><text:span text:style-name="Strong_20_Emphasis">Potential Impacts on the U.S. Economy:</text:span></text:p>
      <text:list xml:id="list8642628858566509933" text:style-name="L18">
        <text:list-item>
          <text:p text:style-name="P18"><text:span text:style-name="Strong_20_Emphasis">Increased Borrowing Costs:</text:span> As major foreign holders sell U.S. Treasuries, demand decreases, potentially leading to higher yields. This can raise borrowing costs for the U.S. government, businesses, and consumers.​</text:p>
        </text:list-item>
        <text:list-item>
          <text:p text:style-name="P18"><text:span text:style-name="Strong_20_Emphasis">Market Volatility:</text:span> Large-scale divestments can contribute to financial market instability, as evidenced by recent stock market fluctuations following trade policy announcements. ​<text:a xlink:type="simple" xlink:href="https://www.wsj.com/finance/investing/the-market-is-in-a-new-mode-sell-everything-american-dda2ade4?utm_source=chatgpt.com" office:target-frame-name="_blank" xlink:show="new" text:style-name="Internet_20_link" text:visited-style-name="Visited_20_Internet_20_Link">WSJ</text:a></text:p>
        </text:list-item>
        <text:list-item>
          <text:p text:style-name="P18"><text:span text:style-name="Strong_20_Emphasis">Exchange Rate Fluctuations:</text:span> The sale of U.S. assets by foreign investors can impact the value of the U.S. dollar, influencing trade balances and economic growth.​</text:p>
        </text:list-item>
        <text:list-item>
          <text:p text:style-name="P18"><text:span text:style-name="Strong_20_Emphasis">Diminished Global Confidence:</text:span> Continued selling of U.S. debt by foreign nations may signal waning confidence in U.S. economic policies, potentially affecting the country's ability to finance deficits sustainably</text:p>
        </text:list-item>
      </text:list>
      <text:p text:style-name="Text_20_body"/>
      <text:p text:style-name="Text_20_body"/>
      <text:p text:style-name="Text_20_body"><text:span text:style-name="Strong_20_Emphasis">Top Threats to the U.S. Economy (2025)</text:span><text:line-break/><text:span text:style-name="Strong_20_Emphasis">Ranked by Policy Impact</text:span></text:p>
      <text:p text:style-name="Horizontal_20_Line"/>
      <text:h text:style-name="Heading_20_3" text:outline-level="3"><text:soft-page-break/>1. <text:span text:style-name="Strong_20_Emphasis">Geopolitical Conflict with China</text:span></text:h>
      <text:list xml:id="list6674817517764081409" text:style-name="L19">
        <text:list-item>
          <text:p text:style-name="P19">China is divesting from U.S. assets (dumping Treasuries and equities) and expanding its influence via state-controlled enterprises, global trade blocs, and Belt and Road initiatives.</text:p>
        </text:list-item>
        <text:list-item>
          <text:p text:style-name="P19">U.S. policy responses include tech bans, export controls, strategic industrial subsidies (e.g., the CHIPS Act), and expanded military alliances in the Indo-Pacific.</text:p>
        </text:list-item>
        <text:list-item>
          <text:p text:style-name="P19">The rivalry is forcing Washington to rethink free-market orthodoxy, favoring industrial policy and tighter economic controls.</text:p>
        </text:list-item>
      </text:list>
      <text:p text:style-name="Horizontal_20_Line"/>
      <text:h text:style-name="Heading_20_3" text:outline-level="3">2. <text:span text:style-name="Strong_20_Emphasis">High National Debt &amp; Interest Rates</text:span></text:h>
      <text:list xml:id="list1925627021974323161" text:style-name="L20">
        <text:list-item>
          <text:p text:style-name="P20">U.S. national debt has surpassed $36 trillion.</text:p>
        </text:list-item>
        <text:list-item>
          <text:p text:style-name="P20">High interest rates make debt servicing one of the largest components of the federal budget, crowding out other investments.</text:p>
        </text:list-item>
        <text:list-item>
          <text:p text:style-name="P20">Foreign creditors such as China and Japan have reduced holdings, putting pressure on Treasury yields and the dollar.</text:p>
        </text:list-item>
      </text:list>
      <text:p text:style-name="Horizontal_20_Line"/>
      <text:h text:style-name="Heading_20_3" text:outline-level="3">3. <text:span text:style-name="Strong_20_Emphasis">De-Dollarization &amp; Global Financial Realignment</text:span></text:h>
      <text:list xml:id="list7591679797950746304" text:style-name="L21">
        <text:list-item>
          <text:p text:style-name="P21">BRICS+ nations (Brazil, Russia, India, China, South Africa, and others) are promoting alternatives to the U.S. dollar for trade and reserves.</text:p>
        </text:list-item>
        <text:list-item>
          <text:p text:style-name="P21">This undermines the dollar’s global dominance, weakens U.S. sanctions, and raises long-term borrowing costs.</text:p>
        </text:list-item>
        <text:list-item>
          <text:p text:style-name="P21">U.S. countermeasures include stronger trade alliances, digital currency exploration, and increased engagement with the IMF and World Bank.</text:p>
        </text:list-item>
      </text:list>
      <text:p text:style-name="Horizontal_20_Line"/>
      <text:h text:style-name="Heading_20_3" text:outline-level="3">4. <text:span text:style-name="Strong_20_Emphasis">Domestic Political Polarization &amp; Gridlock</text:span></text:h>
      <text:list xml:id="list2157575592516310383" text:style-name="L22">
        <text:list-item>
          <text:p text:style-name="P22">Partisan conflict routinely causes debt ceiling crises, government shutdowns, and blocked legislation.</text:p>
        </text:list-item>
        <text:list-item>
          <text:p text:style-name="P22">Long-term reforms (entitlements, tax policy, immigration) remain paralyzed.</text:p>
        </text:list-item>
        <text:list-item>
          <text:p text:style-name="P22">This erodes investor confidence and impairs U.S. global leadership.</text:p>
        </text:list-item>
      </text:list>
      <text:p text:style-name="Horizontal_20_Line"/>
      <text:h text:style-name="Heading_20_3" text:outline-level="3"><text:soft-page-break/>5. <text:span text:style-name="Strong_20_Emphasis">Military Commitments &amp; Proxy Conflicts</text:span></text:h>
      <text:list xml:id="list5057814481848870348" text:style-name="L23">
        <text:list-item>
          <text:p text:style-name="P23">Support for Ukraine against Russia and heightened preparedness in the Taiwan Strait are stretching U.S. defense resources.</text:p>
        </text:list-item>
        <text:list-item>
          <text:p text:style-name="P23">Aid packages, alliance commitments (NATO, AUKUS), and deterrence operations are budget-intensive and politically divisive.</text:p>
        </text:list-item>
        <text:list-item>
          <text:p text:style-name="P23">These tensions carry economic implications, from defense procurement to trade risks.</text:p>
        </text:list-item>
      </text:list>
      <text:p text:style-name="Horizontal_20_Line"/>
      <text:h text:style-name="Heading_20_3" text:outline-level="3">6. <text:span text:style-name="Strong_20_Emphasis">Commercial Real Estate Collapse</text:span></text:h>
      <text:list xml:id="list3988541400007753915" text:style-name="L24">
        <text:list-item>
          <text:p text:style-name="P24">Post-COVID shifts to remote work have led to record-high office vacancies.</text:p>
        </text:list-item>
        <text:list-item>
          <text:p text:style-name="P24">Regional banks with large commercial loan exposure face increased risk of insolvency.</text:p>
        </text:list-item>
        <text:list-item>
          <text:p text:style-name="P24">The sector is being closely watched for contagion effects on the broader financial system.</text:p>
        </text:list-item>
      </text:list>
      <text:p text:style-name="Horizontal_20_Line"/>
      <text:h text:style-name="Heading_20_3" text:outline-level="3">7. <text:span text:style-name="Strong_20_Emphasis">Social Security &amp; Medicare Insolvency</text:span></text:h>
      <text:list xml:id="list3693983859558698854" text:style-name="L25">
        <text:list-item>
          <text:p text:style-name="P25">Trust funds face projected shortfalls within 8–10 years.</text:p>
        </text:list-item>
        <text:list-item>
          <text:p text:style-name="P25">Policymakers must choose between benefit cuts, tax increases, or raising the retirement age—none of which are politically easy.</text:p>
        </text:list-item>
        <text:list-item>
          <text:p text:style-name="P25">This is becoming a central issue in the 2024–2026 election cycles.</text:p>
        </text:list-item>
      </text:list>
      <text:p text:style-name="Horizontal_20_Line"/>
      <text:h text:style-name="Heading_20_3" text:outline-level="3">8. <text:span text:style-name="Strong_20_Emphasis">Population Aging &amp; Labor Force Stagnation</text:span></text:h>
      <text:list xml:id="list2469704860820563987" text:style-name="L26">
        <text:list-item>
          <text:p text:style-name="P26">U.S. demographics are slightly more favorable than China’s or Russia’s, but birthrates remain below replacement.</text:p>
        </text:list-item>
        <text:list-item>
          <text:p text:style-name="P26">Immigration, a key source of labor force growth, remains politically volatile.</text:p>
        </text:list-item>
        <text:list-item>
          <text:p text:style-name="P26">China is believed to have underreported the extent of its population collapse, especially post-COVID.</text:p>
        </text:list-item>
      </text:list>
      <text:p text:style-name="Horizontal_20_Line"/>
      <text:h text:style-name="Heading_20_3" text:outline-level="3">9. <text:span text:style-name="Strong_20_Emphasis">AI Disruption &amp; Workforce Transformation</text:span></text:h>
      <text:list xml:id="list4182895542101903957" text:style-name="L27">
        <text:list-item>
          <text:p text:style-name="P27">Generative AI is displacing white-collar jobs at a rapid pace, especially in administrative, legal, and tech-adjacent fields.</text:p>
        </text:list-item>
        <text:list-item>
          <text:p text:style-name="P27">While increasing productivity, it widens income inequality and labor market <text:soft-page-break/>displacement.</text:p>
        </text:list-item>
        <text:list-item>
          <text:p text:style-name="P27">Policy responses (job retraining, worker protections) lag far behind the pace of change.</text:p>
        </text:list-item>
      </text:list>
      <text:p text:style-name="Horizontal_20_Line"/>
      <text:h text:style-name="Heading_20_3" text:outline-level="3">10. <text:span text:style-name="Strong_20_Emphasis">Climate Change &amp; Natural Disasters</text:span></text:h>
      <text:list xml:id="list858457434345266576" text:style-name="L28">
        <text:list-item>
          <text:p text:style-name="P28">Hurricanes, floods, and wildfires are increasingly frequent and costly.</text:p>
        </text:list-item>
        <text:list-item>
          <text:p text:style-name="P28">Insurance markets are collapsing in some regions (e.g., Florida, California), creating housing and business risk.</text:p>
        </text:list-item>
        <text:list-item>
          <text:p text:style-name="P28">The federal government is under pressure to reform disaster relief, infrastructure spending, and energy policy.</text:p>
        </text:list-item>
      </text:list>
      <text:p text:style-name="Horizontal_20_Line"/>
      <text:h text:style-name="Heading_20_3" text:outline-level="3">11. <text:span text:style-name="Strong_20_Emphasis">Cybersecurity Threats to Financial &amp; Energy Systems</text:span></text:h>
      <text:list xml:id="list2737550007446981112" text:style-name="L29">
        <text:list-item>
          <text:p text:style-name="P29">U.S. infrastructure and financial networks are prime targets for cyberattacks from state and non-state actors.</text:p>
        </text:list-item>
        <text:list-item>
          <text:p text:style-name="P29">Energy grids, banking systems, and supply chains remain vulnerable.</text:p>
        </text:list-item>
        <text:list-item>
          <text:p text:style-name="P29">The U.S. is increasing cyber defense budgets and pressuring the private sector to improve digital resilience.</text:p>
        </text:list-item>
      </text:list>
      <text:p text:style-name="Horizontal_20_Line"/>
      <text:h text:style-name="Heading_20_3" text:outline-level="3">Summary Table: U.S. Economic Threats and Their Primary Impact</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Rank</text:span></text:p>
            </table:table-cell>
            <table:table-cell table:style-name="Table1.A1" office:value-type="string">
              <text:p text:style-name="Table_20_Heading"><text:span text:style-name="Strong_20_Emphasis">Threat</text:span></text:p>
            </table:table-cell>
            <table:table-cell table:style-name="Table1.A1" office:value-type="string">
              <text:p text:style-name="Table_20_Heading"><text:span text:style-name="Strong_20_Emphasis">Primary Impact</text:span></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China Rivalry &amp; Asset Dumping</text:p>
          </table:table-cell>
          <table:table-cell table:style-name="Table1.A1" office:value-type="string">
            <text:p text:style-name="Table_20_Contents">Industrial policy, economic decoupling, defense</text:p>
          </table:table-cell>
        </table:table-row>
        <table:table-row>
          <table:table-cell table:style-name="Table1.A1" office:value-type="string">
            <text:p text:style-name="Table_20_Contents">2</text:p>
          </table:table-cell>
          <table:table-cell table:style-name="Table1.A1" office:value-type="string">
            <text:p text:style-name="Table_20_Contents">National Debt &amp; Interest Rates</text:p>
          </table:table-cell>
          <table:table-cell table:style-name="Table1.A1" office:value-type="string">
            <text:p text:style-name="Table_20_Contents">Budget pressure, higher borrowing costs</text:p>
          </table:table-cell>
        </table:table-row>
        <table:table-row>
          <table:table-cell table:style-name="Table1.A1" office:value-type="string">
            <text:p text:style-name="Table_20_Contents">3</text:p>
          </table:table-cell>
          <table:table-cell table:style-name="Table1.A1" office:value-type="string">
            <text:p text:style-name="Table_20_Contents">De-Dollarization Trends</text:p>
          </table:table-cell>
          <table:table-cell table:style-name="Table1.A1" office:value-type="string">
            <text:p text:style-name="Table_20_Contents">Currency influence, financial sovereignty</text:p>
          </table:table-cell>
        </table:table-row>
        <table:table-row>
          <table:table-cell table:style-name="Table1.A1" office:value-type="string">
            <text:p text:style-name="Table_20_Contents">4</text:p>
          </table:table-cell>
          <table:table-cell table:style-name="Table1.A1" office:value-type="string">
            <text:p text:style-name="Table_20_Contents">Political Gridlock</text:p>
          </table:table-cell>
          <table:table-cell table:style-name="Table1.A1" office:value-type="string">
            <text:p text:style-name="Table_20_Contents">Legislative paralysis, risk to credit rating</text:p>
          </table:table-cell>
        </table:table-row>
        <table:table-row>
          <table:table-cell table:style-name="Table1.A1" office:value-type="string">
            <text:p text:style-name="Table_20_Contents">5</text:p>
          </table:table-cell>
          <table:table-cell table:style-name="Table1.A1" office:value-type="string">
            <text:p text:style-name="Table_20_Contents">Military Commitments</text:p>
          </table:table-cell>
          <table:table-cell table:style-name="Table1.A1" office:value-type="string">
            <text:p text:style-name="Table_20_Contents">Fiscal strain, geopolitical conflict</text:p>
          </table:table-cell>
        </table:table-row>
        <table:table-row>
          <table:table-cell table:style-name="Table1.A1" office:value-type="string">
            <text:p text:style-name="Table_20_Contents">6</text:p>
          </table:table-cell>
          <table:table-cell table:style-name="Table1.A1" office:value-type="string">
            <text:p text:style-name="Table_20_Contents">Commercial Real Estate</text:p>
          </table:table-cell>
          <table:table-cell table:style-name="Table1.A1" office:value-type="string">
            <text:p text:style-name="Table_20_Contents">Financial contagion risk</text:p>
          </table:table-cell>
        </table:table-row>
        <table:table-row>
          <table:table-cell table:style-name="Table1.A1" office:value-type="string">
            <text:p text:style-name="Table_20_Contents">7</text:p>
          </table:table-cell>
          <table:table-cell table:style-name="Table1.A1" office:value-type="string">
            <text:p text:style-name="Table_20_Contents">Entitlement Solvency</text:p>
          </table:table-cell>
          <table:table-cell table:style-name="Table1.A1" office:value-type="string">
            <text:p text:style-name="Table_20_Contents">Social contract instability, intergenerational tension</text:p>
          </table:table-cell>
        </table:table-row>
        <table:table-row>
          <table:table-cell table:style-name="Table1.A1" office:value-type="string">
            <text:p text:style-name="Table_20_Contents">8</text:p>
          </table:table-cell>
          <table:table-cell table:style-name="Table1.A1" office:value-type="string">
            <text:p text:style-name="Table_20_Contents">Demographic Shifts</text:p>
          </table:table-cell>
          <table:table-cell table:style-name="Table1.A1" office:value-type="string">
            <text:p text:style-name="Table_20_Contents">Labor shortages, aging workforce challenges</text:p>
          </table:table-cell>
        </table:table-row>
        <table:table-row>
          <table:table-cell table:style-name="Table1.A1" office:value-type="string">
            <text:p text:style-name="Table_20_Contents">9</text:p>
          </table:table-cell>
          <table:table-cell table:style-name="Table1.A1" office:value-type="string">
            <text:p text:style-name="Table_20_Contents">AI Disruption</text:p>
          </table:table-cell>
          <table:table-cell table:style-name="Table1.A1" office:value-type="string">
            <text:p text:style-name="Table_20_Contents">Job loss, economic inequality</text:p>
          </table:table-cell>
        </table:table-row>
        <table:table-row>
          <table:table-cell table:style-name="Table1.A1" office:value-type="string">
            <text:p text:style-name="Table_20_Contents">10</text:p>
          </table:table-cell>
          <table:table-cell table:style-name="Table1.A1" office:value-type="string">
            <text:p text:style-name="Table_20_Contents">Climate &amp; Natural Disasters</text:p>
          </table:table-cell>
          <table:table-cell table:style-name="Table1.A1" office:value-type="string">
            <text:p text:style-name="Table_20_Contents">Infrastructure damage, rising federal costs</text:p>
          </table:table-cell>
        </table:table-row>
        <table:table-row>
          <table:table-cell table:style-name="Table1.A1" office:value-type="string">
            <text:p text:style-name="Table_20_Contents">11</text:p>
          </table:table-cell>
          <table:table-cell table:style-name="Table1.A1" office:value-type="string">
            <text:p text:style-name="Table_20_Contents">Cybersecurity Threats</text:p>
          </table:table-cell>
          <table:table-cell table:style-name="Table1.A1" office:value-type="string">
            <text:p text:style-name="Table_20_Contents">Infrastructure reliability, national security</text:p>
          </table:table-cell>
        </table:table-row>
      </table:table>
      <text:p text:style-name="Text_20_body"/>
      <text:p text:style-name="Text_20_body"><text:soft-page-break/></text:p>
      <text:p text:style-name="Text_20_body">​</text:p>
      <text:p text:style-name="Text_20_body"/>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alatino Linotype" svg:font-family="'Palatino Linotype'" style:font-family-generic="roman"/>
    <style:font-face style:name="Lucida Sans1" svg:font-family="'Lucida Sans'" style:font-family-generic="swiss"/>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ine Ballard</meta:initial-creator>
    <meta:creation-date>2025-04-10T14:04:18.74</meta:creation-date>
    <dc:date>2025-04-10T16:24:36.92</dc:date>
    <dc:creator>Christine Ballard</dc:creator>
    <meta:editing-duration>PT2H5M6S</meta:editing-duration>
    <meta:editing-cycles>3</meta:editing-cycles>
    <meta:generator>OpenOffice/4.1.15$Win32 OpenOffice.org_project/4115m2$Build-9813</meta:generator>
    <meta:document-statistic meta:table-count="4" meta:image-count="0" meta:object-count="0" meta:page-count="20" meta:paragraph-count="346" meta:word-count="4893" meta:character-count="35337"/>
  </office:meta>
</office:document-meta>
</file>